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Light" style:font-family-generic="swiss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emo_20_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Light" style:font-family-generic="swiss" style:font-pitch="variable"/>
    <style:font-face style:name="Calibri" svg:font-family="Calibri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 Linotype" fo:font-family="'Palatino Linotype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1098in" style:contextual-spacing="false" fo:orphans="2" fo:widows="2" style:page-number="auto"/>
      <style:text-properties style:font-name="Palatino Linotype" fo:font-family="'Palatino Linotype'" style:font-style-name="Regular" style:font-family-generic="roman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name="Calibri" fo:font-family="Calibri" style:font-style-name="Regular" style:font-family-generic="swiss" style:font-pitch="variable" fo:font-size="11pt" fo:font-style="normal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in" fo:margin-bottom="0in" style:contextual-spacing="false"/>
      <style:text-properties style:font-name="Calibri1" fo:font-family="Calibri" style:font-style-name="Bold" style:font-family-generic="swiss" style:font-pitch="variable" fo:font-size="15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/>
      <style:text-properties style:font-name="Calibri1" fo:font-family="Calibri" style:font-style-name="Bold" style:font-family-generic="swiss" style:font-pitch="variable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in" fo:margin-bottom="0in" style:contextual-spacing="false" style:page-number="auto"/>
      <style:text-properties style:font-name="Calibri" fo:font-family="Calibri" style:font-style-name="Regular" style:font-family-generic="swiss" style:font-pitch="variable"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5in" fo:margin-right="0.5in" fo:margin-top="0.1in" fo:margin-bottom="0.1in" style:contextual-spacing="false" fo:text-indent="0in" style:auto-text-indent="false"/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402in" fo:margin-right="0.0402in" fo:text-indent="0in" style:auto-text-indent="false" text:number-lines="false" text:line-number="0"/>
      <style:text-properties style:font-name="Calibri" fo:font-family="Calibri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margin-left="0.0402in" fo:margin-right="0.0402in" fo:text-align="start" style:justify-single-word="false" fo:text-indent="0in" style:auto-text-indent="false" style:shadow="none" text:number-lines="false" text:line-number="0"/>
      <style:text-properties style:font-name="Calibri1" fo:font-family="Calibri" style:font-style-name="Bold" style:font-family-generic="swiss" style:font-pitch="variable" fo:font-size="10pt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5in" fo:margin-right="0in" fo:text-indent="-0.25in" style:auto-text-indent="false" text:number-lines="false" text:line-number="0">
        <style:tab-stops/>
      </style:paragraph-properties>
      <style:text-properties style:font-name="Palatino Linotype" fo:font-family="'Palatino Linotype'" style:font-style-name="Regular" style:font-family-generic="roman" style:font-pitch="variable"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Palatino Linotype" fo:font-family="'Palatino Linotype'" style:font-style-name="Regular" style:font-family-generic="roman" style:font-pitch="variable" fo:font-size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paragraph-properties fo:margin-top="0.2402in" fo:margin-bottom="0.2402in" style:contextual-spacing="false"/>
      <style:text-properties style:font-name="Calibri2" fo:font-family="Calibri" style:font-style-name="Light" style:font-family-generic="swiss" style:font-pitch="variable" fo:font-size="11pt" fo:font-style="normal" fo:font-weight="normal"/>
    </style:style>
    <style:style style:name="Author" style:family="paragraph" style:parent-style-name="Standard" style:next-style-name="Date" style:master-page-name="">
      <style:paragraph-properties fo:margin-top="0.1in" fo:margin-bottom="0in" style:contextual-spacing="false" style:page-number="auto"/>
      <style:text-properties style:font-name="Calibri1" fo:font-family="Calibri" style:font-style-name="Bold" style:font-family-generic="swiss" style:font-pitch="variable" fo:font-size="11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in" fo:margin-bottom="0.1098in" style:contextual-spacing="false"/>
      <style:text-properties style:font-name="Palatino Linotype" fo:font-family="'Palatino Linotype'" style:font-style-name="Regular" style:font-family-generic="roman" style:font-pitch="variable" fo:font-size="11pt"/>
    </style:style>
    <style:style style:name="Title" style:family="paragraph" style:parent-style-name="Heading" style:next-style-name="Subtitle" style:class="chapter">
      <style:paragraph-properties fo:margin-top="0.3in" fo:margin-bottom="0.2in" style:contextual-spacing="false" fo:text-align="start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0.5in" fo:margin-right="0.5in" fo:margin-top="0.1in" fo:margin-bottom="0.3in" style:contextual-spacing="false" fo:text-indent="0in" style:auto-text-indent="false"/>
      <style:text-properties style:font-name="Palatino Linotype" fo:font-family="'Palatino Linotype'" style:font-style-name="Regular" style:font-family-generic="roman" style:font-pitch="variable" fo:font-size="9pt" fo:font-weight="normal"/>
    </style:style>
    <style:style style:name="Affiliation" style:family="paragraph" style:parent-style-name="Standard">
      <style:text-properties style:font-name="Calibri2" fo:font-family="Calibri" style:font-style-name="Light" style:font-family-generic="swiss" style:font-pitch="variable" fo:font-size="11pt" fo:font-weight="normal"/>
    </style:style>
    <style:style style:name="Email" style:family="paragraph" style:parent-style-name="Affiliation"/>
    <style:style style:name="Published_20_message" style:display-name="Published message" style:family="paragraph" style:parent-style-name="Affiliation" style:default-outline-level="1" style:list-style-name="">
      <style:text-properties fo:font-size="9pt" fo:font-weight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ibliography" style:family="paragraph" style:parent-style-name="First_20_paragraph" style:master-page-name="">
      <style:paragraph-properties fo:margin-left="0.25in" fo:margin-right="0in" fo:text-indent="-0.25in" style:auto-text-indent="false" style:page-number="auto">
        <style:tab-stops/>
      </style:paragraph-properties>
    </style:style>
    <style:style style:name="Memo_20_header" style:display-name="Memo header" style:family="paragraph" style:parent-style-name="Standard">
      <style:paragraph-properties>
        <style:tab-stops>
          <style:tab-stop style:position="0.75in"/>
        </style:tab-stops>
      </style:paragraph-properties>
      <style:text-properties fo:font-size="11pt"/>
    </style:style>
    <style:style style:name="Memo_20_header_20_last" style:display-name="Memo header last" style:family="paragraph" style:parent-style-name="Memo_20_header">
      <style:paragraph-properties fo:margin-top="0in" fo:margin-bottom="0.4in" style:contextual-spacing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visions to 2nd year paper</dc:title>
    <dc:date>2014-09-25T13:20:49.410421000</dc:date>
    <meta:document-statistic meta:table-count="0" meta:image-count="0" meta:object-count="0" meta:page-count="1" meta:paragraph-count="1" meta:word-count="1" meta:character-count="2" meta:non-whitespace-character-count="1"/>
    <meta:generator>LibreOffice/4.2.4.2$MacOSX_X86_64 LibreOffice_project/63150712c6d317d27ce2db16eb94c2f3d7b699f8</meta:generator>
  </office:meta>
</office:document-meta>
</file>